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officeooo:rsid="0017d34c" officeooo:paragraph-rsid="0017d34c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officeooo:rsid="0017d34c" officeooo:paragraph-rsid="0017d34c" fo:background-color="#ffff00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officeooo:rsid="001911c4" officeooo:paragraph-rsid="001911c4" fo:background-color="#ffff00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officeooo:rsid="001a9191" officeooo:paragraph-rsid="002261e5" fo:background-color="#ffff0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officeooo:rsid="00260086" officeooo:paragraph-rsid="00260086" fo:background-color="#ffff00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officeooo:rsid="001911c4" officeooo:paragraph-rsid="001911c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officeooo:rsid="001a168e" officeooo:paragraph-rsid="001a168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officeooo:rsid="001a9191" officeooo:paragraph-rsid="001a9191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officeooo:rsid="001c2d20" officeooo:paragraph-rsid="001c2d2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officeooo:rsid="001cd0dd" officeooo:paragraph-rsid="001cd0d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officeooo:rsid="00200c62" officeooo:paragraph-rsid="00200c62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officeooo:rsid="0021c46c" officeooo:paragraph-rsid="0021c46c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ibri" officeooo:rsid="001a9191" officeooo:paragraph-rsid="002261e5" fo:background-color="transparen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officeooo:rsid="0017d34c" officeooo:paragraph-rsid="0017d34c" fo:background-color="transparen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officeooo:rsid="002924fa" officeooo:paragraph-rsid="002924fa" fo:background-color="transparen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ibri" officeooo:rsid="00299f75" officeooo:paragraph-rsid="002b5952" fo:background-color="transparent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299f75" officeooo:paragraph-rsid="00299f75" fo:background-color="transparen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officeooo:rsid="002b5952" officeooo:paragraph-rsid="002b5952" fo:background-color="transparen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officeooo:rsid="0023731d" officeooo:paragraph-rsid="0023731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libri" officeooo:rsid="00241e60" officeooo:paragraph-rsid="00241e60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officeooo:rsid="00250a5a" officeooo:paragraph-rsid="00250a5a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alibri" officeooo:rsid="00253755" officeooo:paragraph-rsid="00253755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libri" officeooo:rsid="002af9ae" officeooo:paragraph-rsid="002af9ae"/>
    </style:style>
    <style:style style:name="T1" style:family="text">
      <style:text-properties officeooo:rsid="001911c4"/>
    </style:style>
    <style:style style:name="T2" style:family="text">
      <style:text-properties officeooo:rsid="001a168e"/>
    </style:style>
    <style:style style:name="T3" style:family="text">
      <style:text-properties officeooo:rsid="001c2d20"/>
    </style:style>
    <style:style style:name="T4" style:family="text">
      <style:text-properties officeooo:rsid="001cd0dd"/>
    </style:style>
    <style:style style:name="T5" style:family="text">
      <style:text-properties officeooo:rsid="002261e5"/>
    </style:style>
    <style:style style:name="T6" style:family="text">
      <style:text-properties officeooo:rsid="00250a5a"/>
    </style:style>
    <style:style style:name="T7" style:family="text">
      <style:text-properties officeooo:rsid="00253755"/>
    </style:style>
    <style:style style:name="T8" style:family="text">
      <style:text-properties officeooo:rsid="0027282c"/>
    </style:style>
    <style:style style:name="T9" style:family="text">
      <style:text-properties officeooo:rsid="002b59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3">13/04/16</text:span> – Lisandrea</text:p>
      <text:p text:style-name="P1"/>
      <text:list xml:id="list214960590104270764" text:style-name="L1">
        <text:list-item>
          <text:p text:style-name="P2">Formulário geral (no começo do atendimento)</text:p>
        </text:list-item>
        <text:list-item>
          <text:p text:style-name="P3">Motivo do porque o usuário está inativo (<text:span text:style-name="T1">alta temporária, alta definitiva, falecimento</text:span>)</text:p>
          <text:list>
            <text:list-item>
              <text:p text:style-name="P15">Colocar no model<text:span text:style-name="T1">o</text:span></text:p>
            </text:list-item>
          </text:list>
        </text:list-item>
        <text:list-item>
          <text:p text:style-name="P7">Localização do campo “e-mail”</text:p>
          <text:list>
            <text:list-item>
              <text:p text:style-name="P4"><text:span text:style-name="T2">Implementação</text:span> da opção “enviar e-mail <text:span text:style-name="T2">para todos os usuários</text:span>”</text:p>
            </text:list-item>
          </text:list>
        </text:list-item>
        <text:list-item>
          <text:p text:style-name="P8">O cuidador pode mudar</text:p>
        </text:list-item>
        <text:list-item>
          <text:p text:style-name="P9">As unidades de saúde atendem por nome de rua e número</text:p>
        </text:list-item>
        <text:list-item>
          <text:p text:style-name="P9">Definição dos campos obrigatórios <text:span text:style-name="T3">no cadastro</text:span></text:p>
        </text:list-item>
        <text:list-item>
          <text:p text:style-name="P5">Opções de escolaridade</text:p>
          <text:list>
            <text:list-item>
              <text:p text:style-name="P14"><text:span text:style-name="T5">E</text:span> se for criança?</text:p>
            </text:list-item>
          </text:list>
        </text:list-item>
        <text:list-item>
          <text:p text:style-name="P10">Criação d<text:span text:style-name="T4">e </text:span>formulário<text:span text:style-name="T4">s(questionários)</text:span></text:p>
          <text:list>
            <text:list-item>
              <text:p text:style-name="P10">Apenas 1 <text:span text:style-name="T5">questionário</text:span> estará ativo em dado momento</text:p>
            </text:list-item>
            <text:list-item>
              <text:p text:style-name="P10">Cadastro dos rótulos</text:p>
            </text:list-item>
            <text:list-item>
              <text:p text:style-name="P11">Cabeçalho</text:p>
            </text:list-item>
            <text:list-item>
              <text:p text:style-name="P11">Permitir a possibilidade de tornar um campo obrigatório</text:p>
            </text:list-item>
          </text:list>
        </text:list-item>
        <text:list-item>
          <text:p text:style-name="P13">Acolhimento</text:p>
        </text:list-item>
        <text:list-item>
          <text:p text:style-name="P20">Atividades</text:p>
          <text:list>
            <text:list-item>
              <text:p text:style-name="P13">Nem toda atividade está relacionada com atendimento</text:p>
            </text:list-item>
            <text:list-item>
              <text:p text:style-name="P12">O usuário pode sair depois da definição da atividade, no momento da triagem</text:p>
            </text:list-item>
            <text:list-item>
              <text:p text:style-name="P20">Há atividades que não envolvem ação com os usuários (por exemplo, entrevista com os usuários).</text:p>
            </text:list-item>
            <text:list-item>
              <text:p text:style-name="P20">Trânsito do usuário na use</text:p>
              <text:list>
                <text:list-item>
                  <text:p text:style-name="P20">Convite</text:p>
                </text:list-item>
                <text:list-item>
                  <text:p text:style-name="P20">Interconsulta</text:p>
                </text:list-item>
              </text:list>
            </text:list-item>
            <text:list-item>
              <text:p text:style-name="P24">Status <text:span text:style-name="T9">da Atividade</text:span></text:p>
              <text:list>
                <text:list-item>
                  <text:p text:style-name="P17">Status (aberto ou fechado)</text:p>
                </text:list-item>
                <text:list-item>
                  <text:p text:style-name="P21"><text:span text:style-name="T7">Previsão/ano</text:span></text:p>
                </text:list-item>
                <text:list-item>
                  <text:p text:style-name="P22">Em atendimento</text:p>
                </text:list-item>
                <text:list-item>
                  <text:p text:style-name="P22"><text:span text:style-name="T7">Espera pela</text:span> triagem <text:span text:style-name="T7">(Acolhido)</text:span></text:p>
                </text:list-item>
                <text:list-item>
                  <text:p text:style-name="P23">Triados (Na lista de Espera pelo atendimento)</text:p>
                </text:list-item>
              </text:list>
            </text:list-item>
            <text:list-item>
              <text:p text:style-name="P6">Campo “<text:span text:style-name="T8">Nível de </text:span>Urgência/Gravidade”</text:p>
              <text:list>
                <text:list-item>
                  <text:p text:style-name="P16">Onde é definido?</text:p>
                </text:list-item>
                <text:list-item>
                  <text:p text:style-name="P19">Quais os níveis?</text:p>
                </text:list-item>
              </text:list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0.3$Windows_x86 LibreOffice_project/5e3e00a007d9b3b6efb6797a8b8e57b51ab1f737</meta:generator>
    <dc:date>2016-04-13T11:46:17.033000000</dc:date>
    <meta:editing-duration>PT1H5M49S</meta:editing-duration>
    <meta:editing-cycles>13</meta:editing-cycles>
    <meta:document-statistic meta:table-count="0" meta:image-count="0" meta:object-count="0" meta:page-count="1" meta:paragraph-count="33" meta:word-count="195" meta:character-count="1126" meta:non-whitespace-character-count="995"/>
  </office:meta>
</office:document-meta>
</file>